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54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-group>
          <table:table-row table:style-name="ro2">
            <table:table-cell office:value-type="float" office:value="0" calcext:value-type="float">
              <text:p>0</text:p>
            </table:table-cell>
            <table:table-cell table:number-columns-repeated="4"/>
            <table:table-cell office:value-type="float" office:value="0" calcext:value-type="float">
              <text:p>0</text:p>
            </table:table-cell>
          </table:table-row>
        </table:table-row-group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 table:number-rows-repeated="104854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Лист2" table:style-name="ta2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Сумма: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Лист3" table:style-name="ta2"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уменьш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Разность 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</table:table-row>
      </table:table>
      <table:table table:name="Лист4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X and 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X <text:s/>or 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X h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2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4" table:default-cell-style-name="Default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Вычтите 1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table table:name="Лист9" table:style-name="ta2">
        <office:forms form:automatic-focus="false" form:apply-design-mode="false"/>
        <table:table-column table:style-name="co5" table:default-cell-style-name="Default"/>
        <table:table-column table:style-name="co1" table:number-columns-repeated="8" table:default-cell-style-name="Default"/>
        <table:table-row table:style-name="ro2">
          <table:table-cell/>
          <table:table-cell table:style-name="ce3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56"/>NOT 11: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 text:c="32"/>Дополнительный код:</text:p>
          </table:table-cell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 text:c="49"/>Вычитаем 1:</text:p>
          </table:table-cell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46"/>Инвертируем:</text:p>
          </table:table-cell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Десятичное представление модуля чисел</text:p>
          </table:table-cell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4" table:number-columns-repeated="6"/>
        </table:table-row>
        <table:table-row table:style-name="ro3" table:number-rows-repeated="7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 table:number-rows-repeated="41">
          <table:table-cell table:number-columns-repeated="9"/>
        </table:table-row>
        <table:table-row table:style-name="ro2" table:number-rows-repeated="1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Лист10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16:47.44916629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16:47.670581223</meta:creation-date>
    <dc:title>Таблица</dc:title>
    <meta:generator>LibreOffice/7.6.7.2$Linux_X86_64 LibreOffice_project/60$Build-2</meta:generator>
    <meta:editing-duration>PT1H8M25S</meta:editing-duration>
    <meta:editing-cycles>2</meta:editing-cycles>
    <dc:date>2026-04-22T10:25:12.687343839</dc:date>
    <meta:document-statistic meta:table-count="10" meta:cell-count="323" meta:object-count="0"/>
    <meta:template xlink:type="simple" xlink:actuate="onRequest" xlink:title="Таблица" xlink:href="../../../../../../usr/lib/libreoffice/share/template/common/ШАБЛОН_ЭЛЕКТРОННОЙ_ТАБЛИЦЫ_2019-07-22.ots" meta:date="2026-04-22T09:16:47.528134625"/>
  </office:meta>
</office:document-meta>
</file>